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soutenanc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mymy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orb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ally nicolas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ourdingue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olo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peut être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amaan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éné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ido 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table:style-name="ce1" office:value-type="string" calcext:value-type="string">
            <text:p>laurence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yann</text:p>
          </table:table-cell>
          <table:table-cell table:number-columns-repeated="2"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ben ?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mari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mattia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éveniur Corrine Mallet pour faire rentrer des voitur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/00/0000</text:date>, <text:time style:data-style-name="N2" text:time-value="17:41:40.388979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9:10:51.718766923</meta:creation-date>
    <dc:date>2019-09-12T17:43:11.392342412</dc:date>
    <meta:editing-duration>PT9H32M29S</meta:editing-duration>
    <meta:editing-cycles>7</meta:editing-cycles>
    <meta:generator>LibreOffice/5.2.0.4$Linux_X86_64 LibreOffice_project/066b007f5ebcc236395c7d282ba488bca6720265</meta:generator>
    <meta:document-statistic meta:table-count="1" meta:cell-count="69" meta:object-count="0"/>
  </office:meta>
</office:document-meta>
</file>